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637cm" svg:height="10.541cm" svg:x="2.143cm" svg:y="1.762cm">
            <text:p text:style-name="P1">Component Integration Framework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4.732cm" svg:height="1.524cm" svg:x="3.032cm" svg:y="3.413cm">
            <text:p text:style-name="P1">Gluer Parser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1" draw:layer="layout" svg:width="10.922cm" svg:height="4.445cm" svg:x="6.842cm" svg:y="5.318cm">
              <text:p text:style-name="P1">Integration Logic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10.439cm" svg:height="0.762cm" svg:x="7.124cm" svg:y="6.559cm">
              <text:p text:style-name="P1">Check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10.439cm" svg:height="0.762cm" svg:x="7.124cm" svg:y="7.5cm">
              <text:p text:style-name="P1">Integration Module Retriev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" draw:layer="layout" svg:width="10.439cm" svg:height="0.762cm" svg:x="7.124cm" svg:y="8.541cm">
              <text:p text:style-name="P1">Integration Module Assembler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2" draw:layer="layout" svg:width="3.175cm" svg:height="3.937cm" svg:x="3.286cm" svg:y="5.699cm">
            <text:p text:style-name="P1"><text:span text:style-name="T1">Integration</text:span></text:p>
            <text:p text:style-name="P1"><text:span text:style-name="T1">Modules</text:span></text:p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14.732cm" svg:height="1.397cm" svg:x="3.032cm" svg:y="10.017cm">
            <text:p text:style-name="P1">Dependency Injection Componen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delen </meta:initial-creator>
    <meta:creation-date>2012-11-21T13:06:34</meta:creation-date>
    <dc:date>2012-11-21T14:10:18</dc:date>
    <dc:creator>Kardelen </dc:creator>
    <meta:editing-duration>PT10M21S</meta:editing-duration>
    <meta:editing-cycles>2</meta:editing-cycles>
    <meta:generator>LibreOffice/3.5$Linux_X86_64 LibreOffice_project/350m1$Build-2</meta:generator>
    <meta:document-statistic meta:object-count="10"/>
  </office:meta>
</office:document-meta>
</file>